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20pt" style:font-size-asian="20pt" style:font-size-complex="20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18pt" officeooo:rsid="001ca025" officeooo:paragraph-rsid="001ca025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693in" fo:min-width="0.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nd the hidden word by reading left to right, and top to bottom</text:p>
      <text:p text:style-name="P3"/>
      <text:p text:style-name="P1">$&lt;?@$}{?%&amp;%&amp;?@#}!#&lt;!}&lt;{}@&amp;&amp;#?!</text:p>
      <text:p text:style-name="P1">@$??$&amp;&amp;%%%!@&lt;@!}?&lt;%&amp;}!$!{{$#&amp;#</text:p>
      <text:p text:style-name="P1">{&amp;!?&lt;@${}!#!$%{}}#%{?&amp;?%@#}!&lt;&lt;</text:p>
      <text:p text:style-name="P1">?%$@@&amp;{}?&amp;%}}#!&lt;?@#&amp;!&lt;&lt;?{$}{##</text:p>
      <text:p text:style-name="P1">%$&lt;@&amp;&amp;!{{@{{&lt;}?}&amp;&lt;%$#}#$!!?%!%</text:p>
      <text:p text:style-name="P1">#%E{{&amp;?#&lt;?@!@&amp;?!$?%#&amp;{#}%&lt;&amp;&lt;!}</text:p>
      <text:p text:style-name="P1">!&amp;$&lt;#%$&lt;?#@{#??@&lt;!%&amp;%{&amp;}!?%&lt;$!</text:p>
      <text:p text:style-name="P1">!%{$&amp;}&lt;@%#{@%!}}?&amp;&lt;#@}!@?&lt;$#${</text:p>
      <text:p text:style-name="P1">@%%$}#}{{&lt;{#&lt;?}I!?#&lt;@{?%!$&amp;}&amp;$</text:p>
      <text:p text:style-name="P1">?!{&lt;%#&amp;$&lt;!?#}$}{&amp;}{#@&lt;!&lt;@}{%#&amp;</text:p>
      <text:p text:style-name="P1">&amp;$!?!}@{#%{{}#&lt;?#&amp;?%}#@&amp;{?@!%!</text:p>
      <text:p text:style-name="P1">{&lt;$!?#!?#{%!}&amp;@{%}@&lt;}%{$&amp;#?&amp;?&lt;</text:p>
      <text:p text:style-name="P1">%}$#{&amp;%&lt;!{}?&amp;#}@!??#$!!%@}&lt;@$@</text:p>
      <text:p text:style-name="P1">?&amp;&lt;}%?{}?&amp;{}#%{@$#?&lt;#&amp;%T@{&lt;@#%</text:p>
      <text:p text:style-name="P1">!!&lt;##@$}@{?&lt;&amp;!&lt;??{{{}@$&amp;}$%&amp;%#</text:p>
      <text:p text:style-name="P1">@&amp;{&lt;{!{@{$#!}&amp;%#!##$&amp;@&lt;??}$}&lt;&lt;</text:p>
      <text:p text:style-name="P1">%&amp;}}&lt;%}#&lt;&amp;?#&lt;%$$&lt;@!?$&amp;!#@@{!@%</text:p>
      <text:p text:style-name="P1">%&amp;!&lt;$}}$&lt;#%?{{#@#?&amp;&lt;!#!?$}&amp;}@@</text:p>
      <text:p text:style-name="P1">&lt;?}@}&lt;&amp;&amp;$#&amp;%$}$@%{?&amp;}##?!!@!@#</text:p>
      <text:p text:style-name="P1">!#?&amp;$%@$$}&amp;#?#&amp;@%&lt;&lt;}&lt;{#!&lt;{{?@%</text:p>
      <text:p text:style-name="P1">&lt;}##{}}?{$%!$&lt;!&amp;?&amp;%$@{&amp;?!#{!@$</text:p>
      <text:p text:style-name="P1">@$&lt;%&amp;@}#@?!#?%&amp;}%!}!&lt;{$${{?&amp;&lt;&lt;</text:p>
      <text:p text:style-name="P1">?&amp;}&amp;#%?&lt;!}@#&lt;&lt;!@$G?H%}&amp;%#{%$$}</text:p>
      <text:p text:style-name="P1">&lt;@?}&lt;{&amp;$?#!}&lt;&amp;?@@#!#$?%%{#$}&lt;}</text:p>
      <text:p text:style-name="P1">#!?$%}?&amp;#!{%{&lt;$&lt;}&amp;@&amp;@@#${%?&lt;!&lt;</text:p>
      <text:p text:style-name="P2"><draw:custom-shape text:anchor-type="paragraph" draw:z-index="0" draw:name="Shape 1" draw:style-name="gr1" draw:text-style-name="P5" svg:width="0.7768in" svg:height="0.8059in" svg:x="0.7626in" svg:y="0.0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___ ___ ___ ___ ___ ___ ___ 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0:13:12.466000000</meta:creation-date>
    <dc:date>2022-10-14T10:42:00.125000000</dc:date>
    <meta:editing-duration>PT8M26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7" meta:word-count="46" meta:character-count="845" meta:non-whitespace-character-count="826"/>
  </office:meta>
</office:document-meta>
</file>